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1.3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21cm" fo:min-width="4.81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6cm" fo:min-width="1.005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6cm" fo:min-width="1.0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cm" fo:min-width="0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7cm" fo:min-width="1.00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814cm" fo:min-width="4.818cm"/>
    </style:style>
    <style:style style:name="gr12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8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4.499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64cm" fo:min-width="0.9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4.4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Default-title">
      <style:graphic-properties draw:auto-grow-height="fals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>
        <style:tab-stops/>
      </style:paragraph-properties>
      <style:text-properties fo:background-color="transparent"/>
    </style:style>
    <style:style style:name="P3" style:family="paragraph">
      <loext:graphic-properties draw:fill="none" draw:fill-color="#ffffff"/>
      <style:paragraph-properties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background-color="transparen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729fc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29fcf" fo:font-size="28pt" fo:font-weight="bold" style:font-size-asian="28pt" style:font-weight-asian="bold" style:font-size-complex="28pt" style:font-weight-complex="600"/>
    </style:style>
    <style:style style:name="T7" style:family="text">
      <style:text-properties fo:color="#729fcf" style:font-name="Courier 10 Pitch2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Liberation Sans3" fo:font-size="28pt" fo:font-weight="bold" style:font-size-asian="28pt" style:font-weight-asian="bold" style:font-size-complex="28pt" style:font-weight-complex="600"/>
    </style:style>
    <style:style style:name="T9" style:family="text">
      <style:text-properties fo:color="#ff3333" style:font-name="Liberation Sans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ff3333" style:font-name="Liberation Sans2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3333" style:font-name="Liberation Sans2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3333" style:font-name="Courier 10 Pitch2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ff3333" style:font-name="Courier 10 Pitch2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729fc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729fc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29fc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729fc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729fc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8cm" svg:height="3.51cm" svg:x="9.176cm" svg:y="4.865cm" presentation:class="title" presentation:user-transformed="true">
          <draw:text-box>
            <text:p text:style-name="P1"><text:span text:style-name="T1">Tr</text:span><text:span text:style-name="T1">a</text:span><text:span text:style-name="T1">c</text:span><text:span text:style-name="T1">e</text:span><text:span text:style-name="T1">p</text:span><text:span text:style-name="T1">oi</text:span><text:span text:style-name="T1">nt</text:span><text:span text:style-name="T1">s </text:span><text:span text:style-name="T1">fo</text:span><text:span text:style-name="T1">r </text:span><text:span text:style-name="T1">P</text:span><text:span text:style-name="T1">E</text:span><text:span text:style-name="T1">L</text:span><text:span text:style-name="T1">T</text:span></text:p>
          </draw:text-box>
        </draw:frame>
        <draw:frame draw:style-name="gr1" draw:text-style-name="P3" draw:layer="layout" svg:width="11.809cm" svg:height="1.987cm" svg:x="13.775cm" svg:y="14.778cm">
          <draw:text-box>
            <text:p text:style-name="P1"><text:span text:style-name="T2"><text:s text:c="8"/></text:span><text:span text:style-name="T2"><text:s text:c="8"/></text:span><text:span text:style-name="T2"><text:s text:c="4"/></text:span><text:span text:style-name="T2">Diet</text:span><text:span text:style-name="T2">mar </text:span><text:span text:style-name="T2">Egg</text:span><text:span text:style-name="T2">ema</text:span><text:span text:style-name="T2">nn</text:span></text:p>
            <text:p text:style-name="P1"><text:span text:style-name="T2">&lt;die</text:span><text:span text:style-name="T2">tmar</text:span><text:span text:style-name="T2">.egg</text:span><text:span text:style-name="T2">ema</text:span><text:span text:style-name="T2">nn</text:span><text:span text:style-name="T2">@ar</text:span><text:span text:style-name="T2">m.c</text:span><text:span text:style-name="T2">om&gt;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Design</text:p>
              </text:list-item>
              <text:list-item>
                <text:p>Example</text:p>
              </text:list-item>
              <text:list-item>
                <text:p>Summary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 -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Trace events for load and utilization values of cfs scheduler class bricks</text:p>
                <text:list>
                  <text:list-item>
                    <text:p text:style-name="P5">cfs_rq, sched_entity, task_group</text:p>
                  </text:list-item>
                </text:list>
                <text:p text:style-name="P5"/>
              </text:list-item>
              <text:list-item>
                <text:p text:style-name="P5">PELT: Per-Entity Load Tracking</text:p>
                <text:p text:style-name="P5"/>
              </text:list-item>
              <text:list-item>
                <text:p text:style-name="P5">Use case: Debugging</text:p>
                <text:list>
                  <text:list-item>
                    <text:p text:style-name="P5">task placement decisions</text:p>
                    <text:list>
                      <text:list-item>
                        <text:p text:style-name="P5">trace.dat of specific workload on specific platform (topology)</text:p>
                      </text:list-item>
                    </text:list>
                  </text:list-item>
                  <text:list-item>
                    <text:p text:style-name="P5">OPP selection (schedutil)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tion - Recent 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ched/fair: Fix incorrect task group→load_avg [10/19/2016], Vincent Guittot</text:p>
                <text:p/>
              </text:list-item>
              <text:list-item>
                <text:p>sched: reflect sched_entity move into task_group's load [11/08/2016], Vincent Guittot</text:p>
                <text:p/>
              </text:list-item>
              <text:list-item>
                <text:p>cpufreq: schedutil: Fix and optimization [03/19/2017], Rafael J. Wysocki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tion – CFS bricks</text:p>
          </draw:text-box>
        </draw:frame>
        <draw:g>
          <draw:frame draw:style-name="gr3" draw:text-style-name="P6" draw:layer="layout" svg:width="1.791cm" svg:height="1.023cm" svg:x="14.234cm" svg:y="13.178cm">
            <draw:text-box>
              <text:p>/tg1</text:p>
            </draw:text-box>
          </draw:frame>
          <draw:custom-shape draw:style-name="gr4" draw:text-style-name="P7" draw:layer="layout" svg:width="5.318cm" svg:height="1.171cm" svg:x="12.409cm" svg:y="13.1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8" draw:layer="layout" svg:width="2.127cm" svg:height="2.128cm" svg:x="8.367cm" svg:y="12.3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draw:layer="layout" svg:width="2.127cm" svg:height="2.128cm" svg:x="8.581cm" svg:y="12.1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10.919cm" svg:y1="13.031cm" svg:x2="12.408cm" svg:y2="13.669cm">
              <text:p/>
            </draw:line>
            <draw:line draw:style-name="gr6" draw:text-style-name="P9" draw:layer="layout" svg:x1="10.493cm" svg:y1="13.669cm" svg:x2="12.408cm" svg:y2="13.669cm">
              <text:p/>
            </draw:line>
            <draw:line draw:style-name="gr6" draw:text-style-name="P9" draw:layer="layout" svg:x1="10.281cm" svg:y1="14.095cm" svg:x2="12.408cm" svg:y2="13.669cm">
              <text:p/>
            </draw:line>
            <draw:custom-shape draw:style-name="gr7" draw:text-style-name="P8" draw:layer="layout" svg:width="2.128cm" svg:height="2.128cm" svg:x="8.791cm" svg:y="11.9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2.428cm" svg:height="1.277cm" svg:x="8.685cm" svg:y="12.499cm">
              <draw:text-box>
                <text:p>cfs_rq</text:p>
              </draw:text-box>
            </draw:frame>
            <draw:custom-shape draw:style-name="gr5" draw:text-style-name="P8" draw:layer="layout" svg:width="2.127cm" svg:height="2.128cm" svg:x="8.368cm" svg:y="12.3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draw:layer="layout" svg:width="2.127cm" svg:height="2.128cm" svg:x="8.582cm" svg:y="12.1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10.92cm" svg:y1="13.031cm" svg:x2="12.409cm" svg:y2="13.669cm">
              <text:p/>
            </draw:line>
            <draw:line draw:style-name="gr6" draw:text-style-name="P9" draw:layer="layout" svg:x1="10.494cm" svg:y1="13.669cm" svg:x2="12.409cm" svg:y2="13.669cm">
              <text:p/>
            </draw:line>
            <draw:line draw:style-name="gr6" draw:text-style-name="P9" draw:layer="layout" svg:x1="10.282cm" svg:y1="14.095cm" svg:x2="12.409cm" svg:y2="13.669cm">
              <text:p/>
            </draw:line>
            <draw:custom-shape draw:style-name="gr7" draw:text-style-name="P8" draw:layer="layout" svg:width="2.128cm" svg:height="2.128cm" svg:x="8.792cm" svg:y="11.9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2.428cm" svg:height="1.277cm" svg:x="8.686cm" svg:y="12.499cm">
              <draw:text-box>
                <text:p>cfs_rq</text:p>
              </draw:text-box>
            </draw:frame>
          </draw:g>
          <draw:frame draw:style-name="gr9" draw:text-style-name="P6" draw:layer="layout" svg:width="3.173cm" svg:height="1.26cm" svg:x="13.49cm" svg:y="9.962cm">
            <draw:text-box>
              <text:p>/tg1/tg11</text:p>
            </draw:text-box>
          </draw:frame>
          <draw:custom-shape draw:style-name="gr10" draw:text-style-name="P8" draw:layer="layout" svg:width="2.127cm" svg:height="2.129cm" svg:x="8.367cm" svg:y="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8.581cm" svg:y="8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9" draw:layer="layout" svg:x1="10.919cm" svg:y1="9.839cm" svg:x2="12.408cm" svg:y2="10.477cm">
            <text:p/>
          </draw:line>
          <draw:line draw:style-name="gr6" draw:text-style-name="P9" draw:layer="layout" svg:x1="10.493cm" svg:y1="10.477cm" svg:x2="12.408cm" svg:y2="10.477cm">
            <text:p/>
          </draw:line>
          <draw:line draw:style-name="gr6" draw:text-style-name="P9" draw:layer="layout" svg:x1="10.281cm" svg:y1="10.903cm" svg:x2="12.408cm" svg:y2="10.477cm">
            <text:p/>
          </draw:line>
          <draw:custom-shape draw:style-name="gr7" draw:text-style-name="P8" draw:layer="layout" svg:width="2.128cm" svg:height="2.128cm" svg:x="8.791cm" svg:y="8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2.428cm" svg:height="1.277cm" svg:x="8.685cm" svg:y="9.307cm">
            <draw:text-box>
              <text:p>cfs_rq</text:p>
            </draw:text-box>
          </draw:frame>
          <draw:custom-shape draw:style-name="gr11" draw:text-style-name="P7" draw:layer="layout" svg:width="5.318cm" svg:height="1.064cm" svg:x="12.409cm" svg:y="9.9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127cm" svg:height="2.129cm" svg:x="8.368cm" svg:y="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8.582cm" svg:y="8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9" draw:layer="layout" svg:x1="10.92cm" svg:y1="9.839cm" svg:x2="12.409cm" svg:y2="10.477cm">
            <text:p/>
          </draw:line>
          <draw:line draw:style-name="gr6" draw:text-style-name="P9" draw:layer="layout" svg:x1="10.494cm" svg:y1="10.477cm" svg:x2="12.409cm" svg:y2="10.477cm">
            <text:p/>
          </draw:line>
          <draw:line draw:style-name="gr6" draw:text-style-name="P9" draw:layer="layout" svg:x1="10.282cm" svg:y1="10.903cm" svg:x2="12.409cm" svg:y2="10.477cm">
            <text:p/>
          </draw:line>
          <draw:custom-shape draw:style-name="gr7" draw:text-style-name="P8" draw:layer="layout" svg:width="2.128cm" svg:height="2.128cm" svg:x="8.792cm" svg:y="8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2.428cm" svg:height="1.277cm" svg:x="8.686cm" svg:y="9.307cm">
            <draw:text-box>
              <text:p>cfs_rq</text:p>
            </draw:text-box>
          </draw:frame>
          <draw:custom-shape draw:style-name="gr7" draw:text-style-name="P8" draw:layer="layout" svg:width="2.128cm" svg:height="2.128cm" svg:x="19.322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19.536cm" svg:y="8.9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19.747cm" svg:y="8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2.429cm" svg:height="1.277cm" svg:x="19.64cm" svg:y="9.306cm">
            <draw:text-box>
              <text:p>cfs_rq</text:p>
            </draw:text-box>
          </draw:frame>
          <draw:custom-shape draw:style-name="gr7" draw:text-style-name="P8" draw:layer="layout" svg:width="2.128cm" svg:height="2.128cm" svg:x="19.323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19.537cm" svg:y="8.9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17.727cm" svg:y1="10.477cm" svg:x2="19.642cm" svg:y2="10.477cm">
            <text:p/>
          </draw:line>
          <draw:line draw:style-name="gr12" draw:text-style-name="P9" draw:layer="layout" svg:x1="17.727cm" svg:y1="10.477cm" svg:x2="19.642cm" svg:y2="11.009cm">
            <text:p/>
          </draw:line>
          <draw:line draw:style-name="gr12" draw:text-style-name="P9" draw:layer="layout" svg:x1="17.727cm" svg:y1="10.478cm" svg:x2="19.854cm" svg:y2="10.052cm">
            <text:p/>
          </draw:line>
          <draw:custom-shape draw:style-name="gr5" draw:text-style-name="P8" draw:layer="layout" svg:width="2.127cm" svg:height="2.128cm" svg:x="19.748cm" svg:y="8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1.277cm" svg:height="1.277cm" svg:x="20.173cm" svg:y="9.306cm">
            <draw:text-box>
              <text:p>se</text:p>
            </draw:text-box>
          </draw:frame>
          <draw:frame draw:style-name="gr13" draw:text-style-name="P6" draw:layer="layout" svg:width="3.404cm" svg:height="1.064cm" svg:x="5.068cm" svg:y="15.053cm">
            <draw:text-box>
              <text:p>cpu_util()</text:p>
            </draw:text-box>
          </draw:frame>
          <draw:custom-shape draw:style-name="gr5" draw:text-style-name="P8" draw:layer="layout" svg:width="2.127cm" svg:height="2.128cm" svg:x="21.133cm" svg:y="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20.068cm" svg:y="6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1.277cm" svg:height="1.276cm" svg:x="20.492cm" svg:y="6.647cm">
            <draw:text-box>
              <text:p>se</text:p>
            </draw:text-box>
          </draw:frame>
          <draw:line draw:style-name="gr15" draw:text-style-name="P7" draw:layer="layout" svg:x1="20.066cm" svg:y1="7.498cm" svg:x2="10.812cm" svg:y2="9.413cm">
            <text:p/>
          </draw:line>
          <draw:line draw:style-name="gr15" draw:text-style-name="P7" draw:layer="layout" svg:x1="20.173cm" svg:y1="10.69cm" svg:x2="10.812cm" svg:y2="12.51cm">
            <text:p/>
          </draw:line>
          <draw:frame draw:style-name="gr16" draw:text-style-name="P6" draw:layer="layout" svg:width="1.063cm" svg:height="1.065cm" svg:x="21.769cm" svg:y="5.582cm">
            <draw:text-box>
              <text:p>p</text:p>
            </draw:text-box>
          </draw:frame>
          <draw:frame draw:style-name="gr17" draw:text-style-name="P6" draw:layer="layout" svg:width="0.726cm" svg:height="1.024cm" svg:x="14.66cm" svg:y="16.37cm">
            <draw:text-box>
              <text:p>/</text:p>
            </draw:text-box>
          </draw:frame>
          <draw:custom-shape draw:style-name="gr11" draw:text-style-name="P7" draw:layer="layout" svg:width="5.318cm" svg:height="1.064cm" svg:x="12.409cm" svg:y="16.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8" draw:layer="layout" svg:width="2.127cm" svg:height="2.128cm" svg:x="8.367cm" svg:y="15.5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draw:layer="layout" svg:width="2.127cm" svg:height="2.128cm" svg:x="8.581cm" svg:y="15.3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10.919cm" svg:y1="16.223cm" svg:x2="12.408cm" svg:y2="16.861cm">
              <text:p/>
            </draw:line>
            <draw:line draw:style-name="gr6" draw:text-style-name="P9" draw:layer="layout" svg:x1="10.493cm" svg:y1="16.862cm" svg:x2="12.408cm" svg:y2="16.862cm">
              <text:p/>
            </draw:line>
            <draw:line draw:style-name="gr6" draw:text-style-name="P9" draw:layer="layout" svg:x1="10.281cm" svg:y1="17.288cm" svg:x2="12.408cm" svg:y2="16.862cm">
              <text:p/>
            </draw:line>
            <draw:custom-shape draw:style-name="gr7" draw:text-style-name="P8" draw:layer="layout" svg:width="2.128cm" svg:height="2.128cm" svg:x="8.791cm" svg:y="15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2.428cm" svg:height="1.277cm" svg:x="8.685cm" svg:y="15.691cm">
              <draw:text-box>
                <text:p>cfs_rq</text:p>
              </draw:text-box>
            </draw:frame>
            <draw:custom-shape draw:style-name="gr5" draw:text-style-name="P8" draw:layer="layout" svg:width="2.127cm" svg:height="2.128cm" svg:x="8.368cm" svg:y="15.5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draw:layer="layout" svg:width="2.127cm" svg:height="2.128cm" svg:x="8.582cm" svg:y="15.3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10.92cm" svg:y1="16.223cm" svg:x2="12.409cm" svg:y2="16.861cm">
              <text:p/>
            </draw:line>
            <draw:line draw:style-name="gr6" draw:text-style-name="P9" draw:layer="layout" svg:x1="10.494cm" svg:y1="16.862cm" svg:x2="12.409cm" svg:y2="16.862cm">
              <text:p/>
            </draw:line>
            <draw:line draw:style-name="gr6" draw:text-style-name="P9" draw:layer="layout" svg:x1="10.282cm" svg:y1="17.288cm" svg:x2="12.409cm" svg:y2="16.862cm">
              <text:p/>
            </draw:line>
            <draw:custom-shape draw:style-name="gr7" draw:text-style-name="P8" draw:layer="layout" svg:width="2.128cm" svg:height="2.128cm" svg:x="8.792cm" svg:y="15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2.428cm" svg:height="1.277cm" svg:x="8.686cm" svg:y="15.691cm">
              <draw:text-box>
                <text:p>cfs_rq</text:p>
              </draw:text-box>
            </draw:frame>
          </draw:g>
          <draw:custom-shape draw:style-name="gr7" draw:text-style-name="P8" draw:layer="layout" svg:width="2.128cm" svg:height="2.128cm" svg:x="19.322cm" svg:y="12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19.536cm" svg:y="12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19.747cm" svg:y="11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2.429cm" svg:height="1.277cm" svg:x="19.64cm" svg:y="12.499cm">
            <draw:text-box>
              <text:p>cfs_rq</text:p>
            </draw:text-box>
          </draw:frame>
          <draw:custom-shape draw:style-name="gr7" draw:text-style-name="P8" draw:layer="layout" svg:width="2.128cm" svg:height="2.128cm" svg:x="19.323cm" svg:y="12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2.127cm" svg:height="2.128cm" svg:x="19.537cm" svg:y="12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17.727cm" svg:y1="13.67cm" svg:x2="19.642cm" svg:y2="13.67cm">
            <text:p/>
          </draw:line>
          <draw:line draw:style-name="gr12" draw:text-style-name="P9" draw:layer="layout" svg:x1="17.727cm" svg:y1="13.67cm" svg:x2="19.642cm" svg:y2="14.202cm">
            <text:p/>
          </draw:line>
          <draw:line draw:style-name="gr12" draw:text-style-name="P9" draw:layer="layout" svg:x1="17.727cm" svg:y1="13.671cm" svg:x2="19.854cm" svg:y2="13.245cm">
            <text:p/>
          </draw:line>
          <draw:custom-shape draw:style-name="gr5" draw:text-style-name="P8" draw:layer="layout" svg:width="2.127cm" svg:height="2.128cm" svg:x="19.748cm" svg:y="11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1.277cm" svg:height="1.277cm" svg:x="20.173cm" svg:y="12.499cm">
            <draw:text-box>
              <text:p>se</text:p>
            </draw:text-box>
          </draw:frame>
          <draw:line draw:style-name="gr15" draw:text-style-name="P7" draw:layer="layout" svg:x1="20.174cm" svg:y1="13.915cm" svg:x2="10.813cm" svg:y2="15.735cm">
            <text:p/>
          </draw:line>
          <draw:frame draw:style-name="gr17" draw:text-style-name="P6" draw:layer="layout" svg:width="2.447cm" svg:height="1.024cm" svg:x="15.28cm" svg:y="15.306cm">
            <draw:text-box>
              <text:p>root tg</text:p>
            </draw:text-box>
          </draw:frame>
          <draw:frame draw:style-name="gr17" draw:text-style-name="P6" draw:layer="layout" svg:width="1.171cm" svg:height="1.024cm" svg:x="16.556cm" svg:y="12.073cm">
            <draw:text-box>
              <text:p>tg</text:p>
            </draw:text-box>
          </draw:frame>
          <draw:frame draw:style-name="gr17" draw:text-style-name="P6" draw:layer="layout" svg:width="1.171cm" svg:height="1.024cm" svg:x="16.556cm" svg:y="8.881cm">
            <draw:text-box>
              <text:p>tg</text:p>
            </draw:text-box>
          </draw:frame>
          <draw:frame draw:style-name="gr18" draw:text-style-name="P6" draw:layer="layout" svg:width="5.531cm" svg:height="1.248cm" svg:x="3.26cm" svg:y="17.181cm">
            <draw:text-box>
              <text:p>sugov_get_util()</text:p>
            </draw:text-box>
          </draw:frame>
          <draw:line draw:style-name="gr19" draw:text-style-name="P7" draw:layer="layout" svg:x1="9.217cm" svg:y1="17.074cm" svg:x2="8.366cm" svg:y2="17.606cm">
            <text:p/>
          </draw:line>
          <draw:line draw:style-name="gr19" draw:text-style-name="P7" draw:layer="layout" svg:x1="8.791cm" svg:y1="16.011cm" svg:x2="8.153cm" svg:y2="15.585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Design -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pport for all combinations of kernel configuration switch: SMP, FAIR_GROUP_SCHED, SCHED_AUTOGROUP, DEBUG_KERNEL</text:p>
              </text:list-item>
              <text:list-item>
                <text:p>All key=value pairs have to appear in all of these combinations </text:p>
                <text:list>
                  <text:list-item>
                    <text:p>Parsing for post-processing tools (e.g. LISA)</text:p>
                  </text:list-item>
                </text:list>
              </text:list-item>
              <text:list-item>
                <text:p>Stable interface →abstract keys (load, util)</text:p>
                <text:list>
                  <text:list-item>
                    <text:p>Key independent of underlying load tracking implementation</text:p>
                  </text:list-item>
                </text:list>
              </text:list-item>
              <text:list-item>
                <text:p>Minimal invasive to the actual cfs scheduler code</text:p>
              </text:list-item>
              <text:list-item>
                <text:p>Don’t export cfs scheduler class private accessor function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- cfs_rq</text:p>
          </draw:text-box>
        </draw:frame>
        <draw:frame presentation:style-name="pr4" draw:layer="layout" svg:width="22cm" svg:height="15.94cm" svg:x="1.338cm" svg:y="4.01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pping</text:p>
                <text:list>
                  <text:list-item>
                    <text:p><text:span text:style-name="T3">load</text:span><text:span text:style-name="T4"><text:tab/></text:span>: cfs_rq→runnable_load_avg</text:p>
                  </text:list-item>
                  <text:list-item>
                    <text:p><text:span text:style-name="T3">util</text:span><text:tab/><text:tab/>: cfs_rq→avg.util_avg</text:p>
                    <text:p/>
                  </text:list-item>
                </text:list>
              </text:list-item>
              <text:list-item>
                <text:p>Layout</text:p>
                <text:list>
                  <text:list-item>
                    <text:p>root task_group</text:p>
                    <text:list>
                      <text:list-header>
                        <text:p>cpu=4 path=/ <text:span text:style-name="T3">load</text:span><text:span text:style-name="T5">=6 </text:span><text:span text:style-name="T3">util</text:span><text:span text:style-name="T5">=331</text:span></text:p>
                      </text:list-header>
                    </text:list>
                  </text:list-item>
                  <text:list-item>
                    <text:p>task_group</text:p>
                    <text:list>
                      <text:list-header>
                        <text:p>cpu=1 path=/tg1/tg11/tg111 <text:span text:style-name="T3">load</text:span>=538 <text:span text:style-name="T3">util</text:span>=522</text:p>
                      </text:list-header>
                    </text:list>
                  </text:list-item>
                  <text:list-item>
                    <text:p>autogroup</text:p>
                    <text:list>
                      <text:list-header>
                        <text:p>cpu=3 path=/autogroup-18 <text:span text:style-name="T3">load</text:span>=997 <text:span text:style-name="T3">util</text:span>=517</text:p>
                      </text:list-header>
                    </text:list>
                  </text:list-item>
                  <text:list-item>
                    <text:p>w/o CONFIG_FAIR_GROUP_SCHED</text:p>
                    <text:list>
                      <text:list-header>
                        <text:p>cpu=0 path=(null) <text:span text:style-name="T3">load</text:span>=314 <text:span text:style-name="T3">util</text:span>=289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- sched_entity</text:p>
          </draw:text-box>
        </draw:frame>
        <draw:frame presentation:style-name="pr4" draw:layer="layout" svg:width="22cm" svg:height="15.94cm" svg:x="1.338cm" svg:y="4.01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pping</text:p>
                <text:list>
                  <text:list-item>
                    <text:p><text:span text:style-name="T6">load</text:span><text:span text:style-name="T4"><text:tab/></text:span>: se→avg.load_avg</text:p>
                  </text:list-item>
                  <text:list-item>
                    <text:p><text:span text:style-name="T3">util</text:span><text:tab/><text:tab/>: se→avg.util_avg</text:p>
                    <text:p/>
                  </text:list-item>
                </text:list>
              </text:list-item>
              <text:list-item>
                <text:p>Layout</text:p>
                <text:list>
                  <text:list-item>
                    <text:p>task</text:p>
                    <text:list>
                      <text:list-header>
                        <text:p>cpu=0 path=(null) comm=sshd pid=2206 <text:span text:style-name="T3">load</text:span>=102 <text:span text:style-name="T3">util</text:span>=102</text:p>
                      </text:list-header>
                    </text:list>
                  </text:list-item>
                  <text:list-item>
                    <text:p>task_group</text:p>
                    <text:list>
                      <text:list-header>
                        <text:p>cpu=1 path=/tg1/tg11/tg111 comm=(null) pid=-1 <text:span text:style-name="T3">load</text:span>=882 <text:span text:style-name="T3">util</text:span>=510 </text:p>
                      </text:list-header>
                    </text:list>
                  </text:list-item>
                  <text:list-item>
                    <text:p>autogroup</text:p>
                    <text:list>
                      <text:list-header>
                        <text:p>cpu=0 path=/autogroup-13 comm=(null) pid=-1 <text:span text:style-name="T3">load</text:span>=49 <text:span text:style-name="T3">util</text:span>=48 </text:p>
                      </text:list-header>
                    </text:list>
                  </text:list-item>
                  <text:list-item>
                    <text:p>w/o CONFIG_FAIR_GROUP_SCHED</text:p>
                    <text:list>
                      <text:list-header>
                        <text:p>cpu=0 path=(null) comm=sshd pid=2211 <text:span text:style-name="T3">load</text:span>=301 <text:span text:style-name="T3">util</text:span>=265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for task_group</text:p>
          </draw:text-box>
        </draw:frame>
        <draw:frame presentation:style-name="pr4" draw:layer="layout" svg:width="22cm" svg:height="15.94cm" svg:x="1.338cm" svg:y="4.01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pping</text:p>
                <text:list>
                  <text:list-item>
                    <text:p><text:span text:style-name="T3">load</text:span><text:span text:style-name="T4"><text:tab/></text:span>: tg→load_avg</text:p>
                    <text:p/>
                  </text:list-item>
                </text:list>
              </text:list-item>
              <text:list-item>
                <text:p>Layout</text:p>
                <text:list>
                  <text:list-item>
                    <text:p>task_group</text:p>
                    <text:list>
                      <text:list-header>
                        <text:p>cpu=1 path=/tg1/tg11/tg111 <text:span text:style-name="T3">load</text:span>=517 </text:p>
                      </text:list-header>
                    </text:list>
                  </text:list-item>
                  <text:list-item>
                    <text:p>autogroup</text:p>
                    <text:list>
                      <text:list-header>
                        <text:p>cpu=1 path=/autogroup-10 <text:span text:style-name="T3">load</text:span>=1050 </text:p>
                      </text:list-header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- Where to place them?</text:p>
          </draw:text-box>
        </draw:frame>
        <draw:frame presentation:style-name="pr4" draw:layer="layout" svg:width="26cm" svg:height="13.5cm" svg:x="1.158cm" svg:y="4.835cm" presentation:class="outline" presentation:user-transformed="true">
          <draw:text-box>
            <text:list text:style-name="L3">
              <text:list-item>
                <text:p>cfs_rq</text:p>
                <text:list>
                  <text:list-header>
                    <text:p>PELT core function : <text:span text:style-name="T7">__update_load_avg()</text:span><text:span text:style-name="T8"> </text:span><text:span text:style-name="T9">or </text:span><text:span text:style-name="T9">cfs/se specific incarnations ???</text:span><text:span text:style-name="T10"> </text:span></text:p>
                    <text:p>sched_entity attach/detach onto/from cfs_rq : <text:span text:style-name="T7">attach_entity_load_avg()</text:span><text:span text:style-name="T10">, </text:span><text:span text:style-name="T7">detach_entity_load_avg()</text:span> </text:p>
                    <text:p>sched_entity load/util propagation down the task_group hierarchy : <text:span text:style-name="T7">propagate_entity_load_avg()</text:span></text:p>
                  </text:list-header>
                </text:list>
              </text:list-item>
              <text:list-item>
                <text:p>sched_entity</text:p>
                <text:list>
                  <text:list-header>
                    <text:p>PELT core function : <text:span text:style-name="T7">__update_load_avg()</text:span></text:p>
                    <text:p>sched_entity load/util propagation down the task_group hierarchy : <text:span text:style-name="T7">propagate_entity_load_avg()</text:span></text:p>
                    <text:p><text:span text:style-name="T11">PELT sched_entity init functions</text:span><text:span text:style-name="T12"> </text:span><text:span text:style-name="T11">:</text:span><text:span text:style-name="T13"> </text:span><text:span text:style-name="T14">init_entity_runnable_average()</text:span><text:span text:style-name="T13"> </text:span><text:span text:style-name="T14">post_init_entity_util_avg() </text:span><text:span text:style-name="T9">???</text:span></text:p>
                  </text:list-header>
                </text:list>
              </text:list-item>
              <text:list-item>
                <text:p>task_group</text:p>
                <text:list>
                  <text:list-item>
                    <text:p>task_group PELT update function : <text:span text:style-name="T7">update_tg_load_av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</text:list>
            <text:list text:style-name="L5">
              <text:list-item>
                <text:p>Periodic task (run/period 8/16 ms)</text:p>
              </text:list-item>
              <text:list-item>
                <text:p>task_group path=”/tg1/tg11/tg111”</text:p>
              </text:list-item>
              <text:list-item>
                <text:p>Switching between cpu1 and cpu2 after 20 periods (between sched classes, task groups)</text:p>
              </text:list-item>
              <text:list-item>
                <text:p>Trace 0 w/o, Trace 1 w/ patch-set “sched: reflect sched_entity move into task_group's load” </text:p>
              </text:list-item>
              <text:list-item>
                <text:p>Visualized using a Lisa IPython noteboo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</text:p>
          </draw:text-box>
        </draw:frame>
        <draw:g>
          <draw:frame draw:style-name="gr20" draw:text-style-name="P6" draw:layer="layout" svg:width="1.683cm" svg:height="0.962cm" svg:x="11.976cm" svg:y="14.397cm">
            <draw:text-box>
              <text:p>/tg1</text:p>
            </draw:text-box>
          </draw:frame>
          <draw:custom-shape draw:style-name="gr21" draw:text-style-name="P7" draw:layer="layout" svg:width="4.999cm" svg:height="1.1cm" svg:x="10.26cm" svg:y="14.35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8" draw:layer="layout" svg:width="2cm" svg:height="2cm" svg:x="6.46cm" svg:y="13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2cm" svg:height="2cm" svg:x="6.661cm" svg:y="13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8.859cm" svg:y1="14.259cm" svg:x2="10.259cm" svg:y2="14.859cm">
              <text:p/>
            </draw:line>
            <draw:line draw:style-name="gr6" draw:text-style-name="P9" draw:layer="layout" svg:x1="8.459cm" svg:y1="14.859cm" svg:x2="10.259cm" svg:y2="14.859cm">
              <text:p/>
            </draw:line>
            <draw:line draw:style-name="gr6" draw:text-style-name="P9" draw:layer="layout" svg:x1="8.259cm" svg:y1="15.259cm" svg:x2="10.259cm" svg:y2="14.859cm">
              <text:p/>
            </draw:line>
            <draw:custom-shape draw:style-name="gr22" draw:text-style-name="P8" draw:layer="layout" svg:width="2cm" svg:height="2cm" svg:x="6.859cm" svg:y="13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6" draw:layer="layout" svg:width="2.283cm" svg:height="1.2cm" svg:x="6.759cm" svg:y="13.759cm">
              <draw:text-box>
                <text:p>cfs_rq</text:p>
              </draw:text-box>
            </draw:frame>
            <draw:custom-shape draw:style-name="gr22" draw:text-style-name="P8" draw:layer="layout" svg:width="2cm" svg:height="2cm" svg:x="6.461cm" svg:y="13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2cm" svg:height="2cm" svg:x="6.662cm" svg:y="13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8.86cm" svg:y1="14.259cm" svg:x2="10.26cm" svg:y2="14.859cm">
              <text:p/>
            </draw:line>
            <draw:line draw:style-name="gr6" draw:text-style-name="P9" draw:layer="layout" svg:x1="8.46cm" svg:y1="14.859cm" svg:x2="10.26cm" svg:y2="14.859cm">
              <text:p/>
            </draw:line>
            <draw:line draw:style-name="gr6" draw:text-style-name="P9" draw:layer="layout" svg:x1="8.26cm" svg:y1="15.259cm" svg:x2="10.26cm" svg:y2="14.859cm">
              <text:p/>
            </draw:line>
            <draw:custom-shape draw:style-name="gr22" draw:text-style-name="P8" draw:layer="layout" svg:width="2cm" svg:height="2cm" svg:x="6.86cm" svg:y="13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6" draw:layer="layout" svg:width="2.283cm" svg:height="1.2cm" svg:x="6.76cm" svg:y="13.759cm">
              <draw:text-box>
                <text:p>cfs_rq</text:p>
              </draw:text-box>
            </draw:frame>
          </draw:g>
          <draw:frame draw:style-name="gr24" draw:text-style-name="P6" draw:layer="layout" svg:width="2.983cm" svg:height="1.184cm" svg:x="11.276cm" svg:y="11.375cm">
            <draw:text-box>
              <text:p>/tg1/tg11</text:p>
            </draw:text-box>
          </draw:frame>
          <draw:custom-shape draw:style-name="gr22" draw:text-style-name="P8" draw:layer="layout" svg:width="2cm" svg:height="2cm" svg:x="6.46cm" svg:y="10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6.661cm" svg:y="10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9" draw:layer="layout" svg:x1="8.859cm" svg:y1="11.259cm" svg:x2="10.259cm" svg:y2="11.859cm">
            <text:p/>
          </draw:line>
          <draw:line draw:style-name="gr6" draw:text-style-name="P9" draw:layer="layout" svg:x1="8.459cm" svg:y1="11.859cm" svg:x2="10.259cm" svg:y2="11.859cm">
            <text:p/>
          </draw:line>
          <draw:line draw:style-name="gr6" draw:text-style-name="P9" draw:layer="layout" svg:x1="8.259cm" svg:y1="12.259cm" svg:x2="10.259cm" svg:y2="11.859cm">
            <text:p/>
          </draw:line>
          <draw:custom-shape draw:style-name="gr22" draw:text-style-name="P8" draw:layer="layout" svg:width="2cm" svg:height="2cm" svg:x="6.859cm" svg:y="10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2.283cm" svg:height="1.2cm" svg:x="6.759cm" svg:y="10.759cm">
            <draw:text-box>
              <text:p>cfs_rq</text:p>
            </draw:text-box>
          </draw:frame>
          <draw:custom-shape draw:style-name="gr25" draw:text-style-name="P7" draw:layer="layout" svg:width="4.999cm" svg:height="1cm" svg:x="10.26cm" svg:y="11.35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2cm" svg:height="2cm" svg:x="6.461cm" svg:y="10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6.662cm" svg:y="10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9" draw:layer="layout" svg:x1="8.86cm" svg:y1="11.259cm" svg:x2="10.26cm" svg:y2="11.859cm">
            <text:p/>
          </draw:line>
          <draw:line draw:style-name="gr6" draw:text-style-name="P9" draw:layer="layout" svg:x1="8.46cm" svg:y1="11.859cm" svg:x2="10.26cm" svg:y2="11.859cm">
            <text:p/>
          </draw:line>
          <draw:line draw:style-name="gr6" draw:text-style-name="P9" draw:layer="layout" svg:x1="8.26cm" svg:y1="12.259cm" svg:x2="10.26cm" svg:y2="11.859cm">
            <text:p/>
          </draw:line>
          <draw:custom-shape draw:style-name="gr22" draw:text-style-name="P8" draw:layer="layout" svg:width="2cm" svg:height="2cm" svg:x="6.86cm" svg:y="10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2.283cm" svg:height="1.2cm" svg:x="6.76cm" svg:y="10.759cm">
            <draw:text-box>
              <text:p>cfs_rq</text:p>
            </draw:text-box>
          </draw:frame>
          <draw:custom-shape draw:style-name="gr22" draw:text-style-name="P8" draw:layer="layout" svg:width="2cm" svg:height="2cm" svg:x="16.759cm" svg:y="10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6.96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7.158cm" svg:y="10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2.283cm" svg:height="1.2cm" svg:x="17.058cm" svg:y="10.758cm">
            <draw:text-box>
              <text:p>cfs_rq</text:p>
            </draw:text-box>
          </draw:frame>
          <draw:custom-shape draw:style-name="gr22" draw:text-style-name="P8" draw:layer="layout" svg:width="2cm" svg:height="2cm" svg:x="16.76cm" svg:y="10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6.961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15.259cm" svg:y1="11.859cm" svg:x2="17.059cm" svg:y2="11.859cm">
            <text:p/>
          </draw:line>
          <draw:line draw:style-name="gr12" draw:text-style-name="P9" draw:layer="layout" svg:x1="15.259cm" svg:y1="11.859cm" svg:x2="17.059cm" svg:y2="12.359cm">
            <text:p/>
          </draw:line>
          <draw:line draw:style-name="gr12" draw:text-style-name="P9" draw:layer="layout" svg:x1="15.259cm" svg:y1="11.859cm" svg:x2="17.259cm" svg:y2="11.459cm">
            <text:p/>
          </draw:line>
          <draw:custom-shape draw:style-name="gr22" draw:text-style-name="P8" draw:layer="layout" svg:width="2cm" svg:height="2cm" svg:x="17.159cm" svg:y="10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1.2cm" svg:height="1.2cm" svg:x="17.559cm" svg:y="10.758cm">
            <draw:text-box>
              <text:p>se</text:p>
            </draw:text-box>
          </draw:frame>
          <draw:frame draw:style-name="gr23" draw:text-style-name="P10" draw:layer="layout" svg:width="5cm" svg:height="1.2cm" svg:x="10.359cm" svg:y="8.259cm">
            <draw:text-box>
              <text:p><text:span text:style-name="T15">/</text:span><text:span text:style-name="T15">tg1/t</text:span><text:span text:style-name="T15">g11/t</text:span><text:span text:style-name="T15">g111</text:span></text:p>
            </draw:text-box>
          </draw:frame>
          <draw:custom-shape draw:style-name="gr22" draw:text-style-name="P8" draw:layer="layout" svg:width="2cm" svg:height="2cm" svg:x="6.46cm" svg:y="7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6.661cm" svg:y="7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9" draw:layer="layout" svg:x1="8.859cm" svg:y1="8.26cm" svg:x2="10.259cm" svg:y2="8.86cm">
            <text:p/>
          </draw:line>
          <draw:line draw:style-name="gr6" draw:text-style-name="P9" draw:layer="layout" svg:x1="8.459cm" svg:y1="8.86cm" svg:x2="10.259cm" svg:y2="8.86cm">
            <text:p/>
          </draw:line>
          <draw:line draw:style-name="gr6" draw:text-style-name="P9" draw:layer="layout" svg:x1="8.259cm" svg:y1="9.26cm" svg:x2="10.259cm" svg:y2="8.86cm">
            <text:p/>
          </draw:line>
          <draw:custom-shape draw:style-name="gr22" draw:text-style-name="P8" draw:layer="layout" svg:width="2cm" svg:height="2cm" svg:x="6.859cm" svg:y="7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2.283cm" svg:height="1.2cm" svg:x="6.759cm" svg:y="7.76cm">
            <draw:text-box>
              <text:p>cfs_rq</text:p>
            </draw:text-box>
          </draw:frame>
          <draw:custom-shape draw:style-name="gr21" draw:text-style-name="P7" draw:layer="layout" svg:width="4.999cm" svg:height="1.1cm" svg:x="10.26cm" svg:y="8.25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2cm" svg:height="2cm" svg:x="6.461cm" svg:y="7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6.662cm" svg:y="7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9" draw:layer="layout" svg:x1="8.86cm" svg:y1="8.26cm" svg:x2="10.26cm" svg:y2="8.86cm">
            <text:p/>
          </draw:line>
          <draw:line draw:style-name="gr6" draw:text-style-name="P9" draw:layer="layout" svg:x1="8.46cm" svg:y1="8.86cm" svg:x2="10.26cm" svg:y2="8.86cm">
            <text:p/>
          </draw:line>
          <draw:line draw:style-name="gr6" draw:text-style-name="P9" draw:layer="layout" svg:x1="8.26cm" svg:y1="9.26cm" svg:x2="10.26cm" svg:y2="8.86cm">
            <text:p/>
          </draw:line>
          <draw:custom-shape draw:style-name="gr22" draw:text-style-name="P8" draw:layer="layout" svg:width="2cm" svg:height="2cm" svg:x="6.86cm" svg:y="7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6" draw:layer="layout" svg:width="2.283cm" svg:height="1.505cm" svg:x="6.76cm" svg:y="7.76cm">
            <draw:text-box>
              <text:p>cfs_rq</text:p>
            </draw:text-box>
          </draw:frame>
          <draw:custom-shape draw:style-name="gr22" draw:text-style-name="P8" draw:layer="layout" svg:width="2cm" svg:height="2cm" svg:x="16.759cm" svg:y="7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6.96cm" svg:y="7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7.158cm" svg:y="7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2.283cm" svg:height="1.2cm" svg:x="17.058cm" svg:y="7.759cm">
            <draw:text-box>
              <text:p>cfs_rq</text:p>
            </draw:text-box>
          </draw:frame>
          <draw:custom-shape draw:style-name="gr22" draw:text-style-name="P8" draw:layer="layout" svg:width="2cm" svg:height="2cm" svg:x="16.76cm" svg:y="7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6.961cm" svg:y="7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15.259cm" svg:y1="8.86cm" svg:x2="17.059cm" svg:y2="8.86cm">
            <text:p/>
          </draw:line>
          <draw:line draw:style-name="gr12" draw:text-style-name="P9" draw:layer="layout" svg:x1="15.259cm" svg:y1="8.86cm" svg:x2="17.059cm" svg:y2="9.36cm">
            <text:p/>
          </draw:line>
          <draw:line draw:style-name="gr12" draw:text-style-name="P9" draw:layer="layout" svg:x1="15.259cm" svg:y1="8.86cm" svg:x2="17.259cm" svg:y2="8.46cm">
            <text:p/>
          </draw:line>
          <draw:custom-shape draw:style-name="gr22" draw:text-style-name="P8" draw:layer="layout" svg:width="2cm" svg:height="2cm" svg:x="17.159cm" svg:y="7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1.2cm" svg:height="1.2cm" svg:x="17.559cm" svg:y="7.759cm">
            <draw:text-box>
              <text:p>se</text:p>
            </draw:text-box>
          </draw:frame>
          <draw:custom-shape draw:style-name="gr22" draw:text-style-name="P8" draw:layer="layout" svg:width="2cm" svg:height="2cm" svg:x="18.661cm" svg:y="4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7.66cm" svg:y="5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1.2cm" svg:height="1.2cm" svg:x="18.059cm" svg:y="5.459cm">
            <draw:text-box>
              <text:p>se</text:p>
            </draw:text-box>
          </draw:frame>
          <draw:line draw:style-name="gr15" draw:text-style-name="P7" draw:layer="layout" svg:x1="17.459cm" svg:y1="9.059cm" svg:x2="8.759cm" svg:y2="10.859cm">
            <text:p/>
          </draw:line>
          <draw:line draw:style-name="gr15" draw:text-style-name="P7" draw:layer="layout" svg:x1="17.559cm" svg:y1="12.059cm" svg:x2="8.759cm" svg:y2="13.769cm">
            <text:p/>
          </draw:line>
          <draw:line draw:style-name="gr15" draw:text-style-name="P7" draw:layer="layout" svg:x1="17.659cm" svg:y1="6.159cm" svg:x2="8.759cm" svg:y2="7.769cm">
            <text:p/>
          </draw:line>
          <draw:frame draw:style-name="gr27" draw:text-style-name="P6" draw:layer="layout" svg:width="1cm" svg:height="1cm" svg:x="19.259cm" svg:y="4.459cm">
            <draw:text-box>
              <text:p>p</text:p>
            </draw:text-box>
          </draw:frame>
          <draw:frame draw:style-name="gr20" draw:text-style-name="P6" draw:layer="layout" svg:width="0.683cm" svg:height="0.962cm" svg:x="12.376cm" svg:y="17.397cm">
            <draw:text-box>
              <text:p>/</text:p>
            </draw:text-box>
          </draw:frame>
          <draw:custom-shape draw:style-name="gr25" draw:text-style-name="P7" draw:layer="layout" svg:width="4.999cm" svg:height="1cm" svg:x="10.26cm" svg:y="17.35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8" draw:layer="layout" svg:width="2cm" svg:height="2cm" svg:x="6.46cm" svg:y="16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2cm" svg:height="2cm" svg:x="6.661cm" svg:y="16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8.859cm" svg:y1="17.259cm" svg:x2="10.259cm" svg:y2="17.859cm">
              <text:p/>
            </draw:line>
            <draw:line draw:style-name="gr6" draw:text-style-name="P9" draw:layer="layout" svg:x1="8.459cm" svg:y1="17.859cm" svg:x2="10.259cm" svg:y2="17.859cm">
              <text:p/>
            </draw:line>
            <draw:line draw:style-name="gr6" draw:text-style-name="P9" draw:layer="layout" svg:x1="8.259cm" svg:y1="18.259cm" svg:x2="10.259cm" svg:y2="17.859cm">
              <text:p/>
            </draw:line>
            <draw:custom-shape draw:style-name="gr22" draw:text-style-name="P8" draw:layer="layout" svg:width="2cm" svg:height="2cm" svg:x="6.859cm" svg:y="16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6" draw:layer="layout" svg:width="2.283cm" svg:height="1.2cm" svg:x="6.759cm" svg:y="16.759cm">
              <draw:text-box>
                <text:p>cfs_rq</text:p>
              </draw:text-box>
            </draw:frame>
            <draw:custom-shape draw:style-name="gr22" draw:text-style-name="P8" draw:layer="layout" svg:width="2cm" svg:height="2cm" svg:x="6.461cm" svg:y="16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2cm" svg:height="2cm" svg:x="6.662cm" svg:y="16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9" draw:layer="layout" svg:x1="8.86cm" svg:y1="17.259cm" svg:x2="10.26cm" svg:y2="17.859cm">
              <text:p/>
            </draw:line>
            <draw:line draw:style-name="gr6" draw:text-style-name="P9" draw:layer="layout" svg:x1="8.46cm" svg:y1="17.859cm" svg:x2="10.26cm" svg:y2="17.859cm">
              <text:p/>
            </draw:line>
            <draw:line draw:style-name="gr6" draw:text-style-name="P9" draw:layer="layout" svg:x1="8.26cm" svg:y1="18.259cm" svg:x2="10.26cm" svg:y2="17.859cm">
              <text:p/>
            </draw:line>
            <draw:custom-shape draw:style-name="gr22" draw:text-style-name="P8" draw:layer="layout" svg:width="2cm" svg:height="2cm" svg:x="6.86cm" svg:y="16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6" draw:layer="layout" svg:width="2.283cm" svg:height="1.2cm" svg:x="6.76cm" svg:y="16.759cm">
              <draw:text-box>
                <text:p>cfs_rq</text:p>
              </draw:text-box>
            </draw:frame>
          </draw:g>
          <draw:custom-shape draw:style-name="gr22" draw:text-style-name="P8" draw:layer="layout" svg:width="2cm" svg:height="2cm" svg:x="16.759cm" svg:y="13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6.96cm" svg:y="1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7.158cm" svg:y="13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2.283cm" svg:height="1.2cm" svg:x="17.058cm" svg:y="13.759cm">
            <draw:text-box>
              <text:p>cfs_rq</text:p>
            </draw:text-box>
          </draw:frame>
          <draw:custom-shape draw:style-name="gr22" draw:text-style-name="P8" draw:layer="layout" svg:width="2cm" svg:height="2cm" svg:x="16.76cm" svg:y="13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draw:layer="layout" svg:width="2cm" svg:height="2cm" svg:x="16.961cm" svg:y="1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15.259cm" svg:y1="14.86cm" svg:x2="17.059cm" svg:y2="14.86cm">
            <text:p/>
          </draw:line>
          <draw:line draw:style-name="gr12" draw:text-style-name="P9" draw:layer="layout" svg:x1="15.259cm" svg:y1="14.86cm" svg:x2="17.059cm" svg:y2="15.36cm">
            <text:p/>
          </draw:line>
          <draw:line draw:style-name="gr12" draw:text-style-name="P9" draw:layer="layout" svg:x1="15.259cm" svg:y1="14.86cm" svg:x2="17.259cm" svg:y2="14.46cm">
            <text:p/>
          </draw:line>
          <draw:custom-shape draw:style-name="gr22" draw:text-style-name="P8" draw:layer="layout" svg:width="2cm" svg:height="2cm" svg:x="17.159cm" svg:y="13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1.2cm" svg:height="1.2cm" svg:x="17.559cm" svg:y="13.759cm">
            <draw:text-box>
              <text:p>se</text:p>
            </draw:text-box>
          </draw:frame>
          <draw:line draw:style-name="gr15" draw:text-style-name="P7" draw:layer="layout" svg:x1="17.56cm" svg:y1="15.09cm" svg:x2="8.76cm" svg:y2="16.8cm">
            <text:p/>
          </draw:line>
          <draw:frame draw:style-name="gr20" draw:text-style-name="P6" draw:layer="layout" svg:width="2.2cm" svg:height="0.962cm" svg:x="13.059cm" svg:y="10.359cm">
            <draw:text-box>
              <text:p>id = 3</text:p>
            </draw:text-box>
          </draw:frame>
          <draw:frame draw:style-name="gr20" draw:text-style-name="P6" draw:layer="layout" svg:width="2.2cm" svg:height="0.962cm" svg:x="13.059cm" svg:y="13.397cm">
            <draw:text-box>
              <text:p>id = 2</text:p>
            </draw:text-box>
          </draw:frame>
          <draw:frame draw:style-name="gr20" draw:text-style-name="P6" draw:layer="layout" svg:width="2.2cm" svg:height="0.962cm" svg:x="13.059cm" svg:y="16.397cm">
            <draw:text-box>
              <text:p>id = 1</text:p>
            </draw:text-box>
          </draw:frame>
          <draw:frame draw:style-name="gr20" draw:text-style-name="P6" draw:layer="layout" svg:width="2.2cm" svg:height="0.962cm" svg:x="13.059cm" svg:y="7.297cm">
            <draw:text-box>
              <text:p>id = 4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 - Mainline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:</text:p>
                <text:list>
                  <text:list-item>
                    <text:p>Standardized load-tracking trace events</text:p>
                  </text:list-item>
                  <text:list-item>
                    <text:p>Trace files become shareable</text:p>
                  </text:list-item>
                  <text:list-item>
                    <text:p>Post-processing tools (e.g. LISA) can rely on them</text:p>
                  </text:list-item>
                </text:list>
              </text:list-item>
              <text:list-item>
                <text:p>Cons:</text:p>
                <text:list>
                  <text:list-item>
                    <text:p>Trace events are public interface</text:p>
                  </text:list-item>
                  <text:list-item>
                    <text:p>cfs_rq runnable/blocked and runnable load problem</text:p>
                    <text:list>
                      <text:list-item>
                        <text:p>only the latter is covered (task placemen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ere do we use other load signals ?</text:p>
                <text:list>
                  <text:list-item>
                    <text:p>cfs_rq runnable/blocked load (cfs_rq→avg.load_avg)</text:p>
                    <text:list>
                      <text:list-item>
                        <text:p>effective_load(), avg_load = find_idlest_group() ?, task_h_load()/update_cfs_rq_h_load()</text:p>
                      </text:list-item>
                    </text:list>
                  </text:list-item>
                  <text:list-item>
                    <text:p>instantaneous load (cfs_rq→load.weight)</text:p>
                    <text:list>
                      <text:list-item>
                        <text:p>calc_cfs_shares(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fo:color="#729fc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729fc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29fc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729fc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2:12:33.470465533</meta:creation-date>
    <dc:date>2017-04-03T19:53:52.051310225</dc:date>
    <meta:editing-duration>PT2H42M28S</meta:editing-duration>
    <meta:editing-cycles>28</meta:editing-cycles>
    <meta:generator>LibreOffice/5.1.6.2$Linux_X86_64 LibreOffice_project/10m0$Build-2</meta:generator>
    <meta:document-statistic meta:object-count="277"/>
  </office:meta>
</office:document-meta>
</file>